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Text_20_body">
      <style:paragraph-properties fo:margin-left="0in" fo:margin-right="0in" fo:text-indent="0in" style:auto-text-indent="true"/>
    </style:style>
    <style:style style:name="P4" style:family="paragraph" style:parent-style-name="Text_20_body">
      <style:paragraph-properties fo:margin-left="0in" fo:margin-right="0in" fo:text-indent="0in" style:auto-text-indent="true" fo:break-before="page"/>
    </style:style>
    <style:style style:name="P5"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6" style:family="paragraph" style:parent-style-name="Text_20_body_20_with_20_1st_20_line_20_indent">
      <style:text-properties fo:font-style="normal" style:font-style-asian="normal" style:font-style-complex="normal"/>
    </style:style>
    <style:style style:name="P7" style:family="paragraph" style:parent-style-name="Text_20_body_20_with_20_1st_20_line_20_indent">
      <style:text-properties fo:font-weight="bold" style:font-weight-asian="bold" style:font-weight-complex="bold"/>
    </style:style>
    <style:style style:name="P8" style:family="paragraph" style:parent-style-name="fixed">
      <style:text-properties fo:font-style="italic" style:font-style-asian="italic" style:font-style-complex="italic"/>
    </style:style>
    <style:style style:name="P9" style:family="paragraph" style:parent-style-name="fixed">
      <style:text-properties fo:font-style="normal" style:font-style-asian="normal" style:font-style-complex="normal"/>
    </style:style>
    <style:style style:name="P10" style:family="paragraph" style:parent-style-name="fixed">
      <style:text-properties fo:font-weight="bold" style:font-weight-asian="bold" style:font-weight-complex="bold"/>
    </style:style>
    <style:style style:name="P11" style:family="paragraph" style:parent-style-name="fixed">
      <style:text-properties fo:font-weight="normal" style:font-weight-asian="normal" style:font-weight-complex="normal"/>
    </style:style>
    <style:style style:name="P12" style:family="paragraph" style:parent-style-name="Heading_20_2">
      <style:paragraph-properties fo:text-align="center" style:justify-single-word="false"/>
    </style:style>
    <style:style style:name="P13" style:family="paragraph" style:parent-style-name="Heading_20_2">
      <style:text-properties fo:font-style="italic" fo:font-weight="bold" style:font-style-asian="italic" style:font-weight-asian="bold" style:font-style-complex="italic" style:font-weight-complex="bold"/>
    </style:style>
    <style:style style:name="P14" style:family="paragraph" style:parent-style-name="Heading_20_2">
      <style:text-properties fo:font-weight="bold" style:font-weight-asian="bold" style:font-weight-complex="bold"/>
    </style:style>
    <style:style style:name="P15" style:family="paragraph" style:parent-style-name="fixed">
      <style:text-properties fo:font-weight="bold" style:font-weight-asian="bold" style:font-weight-complex="bold"/>
    </style:style>
    <style:style style:name="P16" style:family="paragraph" style:parent-style-name="Heading_20_1">
      <style:paragraph-properties fo:text-align="center" style:justify-single-word="false"/>
    </style:style>
    <style:style style:name="P17" style:family="paragraph" style:parent-style-name="Heading_20_4">
      <style:text-properties fo:font-style="normal" style:font-style-asian="normal" style:font-style-complex="normal"/>
    </style:style>
    <style:style style:name="P18" style:family="paragraph" style:parent-style-name="Heading_20_3">
      <style:text-properties fo:font-style="normal" style:font-style-asian="normal" style:font-style-complex="normal"/>
    </style:style>
    <style:style style:name="P19" style:family="paragraph" style:parent-style-name="Heading_20_3">
      <style:text-properties fo:font-weight="bold" style:font-weight-asian="bold" style:font-weight-complex="bold"/>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2">
      <style:paragraph-properties>
        <style:tab-stops>
          <style:tab-stop style:position="6.7283in" style:type="right" style:leader-style="dotted" style:leader-text="."/>
        </style:tab-stops>
      </style:paragraph-properties>
    </style:style>
    <style:style style:name="P22" style:family="paragraph" style:parent-style-name="Contents_20_4">
      <style:paragraph-properties>
        <style:tab-stops>
          <style:tab-stop style:position="6.3354in" style:type="right" style:leader-style="dotted" style:leader-text="."/>
        </style:tab-stops>
      </style:paragraph-properties>
    </style:style>
    <style:style style:name="P23" style:family="paragraph" style:parent-style-name="Contents_20_3">
      <style:paragraph-properties>
        <style:tab-stops>
          <style:tab-stop style:position="6.5319in" style:type="right" style:leader-style="dotted" style:leader-text="."/>
        </style:tab-stops>
      </style:paragraph-properties>
    </style:style>
    <style:style style:name="P24" style:family="paragraph" style:parent-style-name="Contents_20_5">
      <style:paragraph-properties>
        <style:tab-stops>
          <style:tab-stop style:position="6.13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style:text-position="super 58%"/>
    </style:style>
    <style:style style:name="T6" style:family="text">
      <style:text-properties fo:font-weight="bold" style:font-weight-asian="bold" style:font-weight-complex="bold"/>
    </style:style>
    <style:style style:name="T7" style:family="text">
      <style:text-properties style:text-underline-style="non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he Deva Programming Language</text:h>
      <text:p text:style-name="P2">v.1.0.0</text:p>
      <text:p text:style-name="P1">Joshua Shepard</text:p>
      <text:p text:style-name="P1"><text:a xlink:type="simple" xlink:href="mailto:josh.shepard@gmail.com">josh.shepard@gmail.com</text:a></text:p>
      <text:p text:style-name="P1"><text:modification-date style:data-style-name="N76">December 12, 2009</text:modification-date></text:p>
      <text:p text:style-name="P1"/>
      <text:h text:style-name="P12" text:outline-level="2">Summary</text:h>
      <text:p text:style-name="P3">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3"/>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0">The Deva Programming Language<text:tab/>1</text:p>
          <text:p text:style-name="P21">Summary<text:tab/>1</text:p>
          <text:p text:style-name="P21">1 Introduction<text:tab/>4</text:p>
          <text:p text:style-name="P21">2 Environment and Modules<text:tab/>4</text:p>
          <text:p text:style-name="P21">3 Types and Scopes<text:tab/>4</text:p>
          <text:p text:style-name="P21">4 Language specification<text:tab/>5</text:p>
          <text:p text:style-name="P23">4.1 Lexical conventions<text:tab/>5</text:p>
          <text:p text:style-name="P23">4.2 Statements<text:tab/>6</text:p>
          <text:p text:style-name="P22">4.2.1 Compound statements<text:tab/>6</text:p>
          <text:p text:style-name="P22">4.2.2 Assignment statements<text:tab/>6</text:p>
          <text:p text:style-name="P22">4.2.3 Control structures<text:tab/>6</text:p>
          <text:p text:style-name="P22">4.2.4 Function calls as statements<text:tab/>7</text:p>
          <text:p text:style-name="P23">4.3 Expressions<text:tab/>7</text:p>
          <text:p text:style-name="P22">4.3.1 Basic expressions<text:tab/>7</text:p>
          <text:p text:style-name="P22">4.3.2 Arithmetic expressions<text:tab/>8</text:p>
          <text:p text:style-name="P22">4.3.3 Logical expressions<text:tab/>8</text:p>
          <text:p text:style-name="P22">4.3.4 Collection constructors<text:tab/>8</text:p>
          <text:p text:style-name="P22">4.3.5 Collection indexers<text:tab/>8</text:p>
          <text:p text:style-name="P24">4.3.5.1 Slice notation<text:tab/>8</text:p>
          <text:p text:style-name="P22">4.3.6 Function calls<text:tab/>9</text:p>
          <text:p text:style-name="P22">4.3.7 Function definitions<text:tab/>9</text:p>
          <text:p text:style-name="P22">4.3.8 Class definitions<text:tab/>10</text:p>
          <text:p text:style-name="P22">4.3.9 Instance constructors<text:tab/>10</text:p>
          <text:p text:style-name="P21">5 Classes and instances<text:tab/>10</text:p>
          <text:p text:style-name="P23">5.1 Basic structure<text:tab/>10</text:p>
          <text:p text:style-name="P23">5.2 Inheritance<text:tab/>11</text:p>
          <text:p text:style-name="P23">5.3 Construction and the 'new' method<text:tab/>11</text:p>
          <text:p text:style-name="P23">5.4 Destruction and the 'delete' method<text:tab/>11</text:p>
          <text:p text:style-name="P23">5.5 Methods and the 'self' parameter<text:tab/>12</text:p>
          <text:p text:style-name="P21">6 Built-in functions, methods and modules<text:tab/>12</text:p>
          <text:p text:style-name="P23">6.1 Built-in functions<text:tab/>12</text:p>
          <text:p text:style-name="P23">6.2 Map built-in methods<text:tab/>15</text:p>
          <text:p text:style-name="P23">6.3 Vector built-in methods<text:tab/>16</text:p>
          <text:p text:style-name="P23">6.4 String built-in methods<text:tab/>18</text:p>
          <text:p text:style-name="P23">6.5 Built-in module bit<text:tab/>21</text:p>
          <text:p text:style-name="P23">6.6 Built-in module math<text:tab/>21</text:p>
          <text:p text:style-name="P23">6.7 Built-in module os<text:tab/>23</text:p>
          <text:p text:style-name="P23">6.8 Built-in module re<text:tab/>24</text:p>
          <text:p text:style-name="P21">7 Sample deva code<text:tab/>25</text:p>
          <text:p text:style-name="P23">7.1 bubble sort<text:tab/>25</text:p>
          <text:p text:style-name="P23">7.2 default parameters<text:tab/>26</text:p>
          <text:p text:style-name="P23">7.3 import<text:tab/>27</text:p>
          <text:p text:style-name="P23">7.4 eval – running code dynamically<text:tab/>27</text:p>
          <text:p text:style-name="P23">7.5 Classes, instances, constructors and inheritance<text:tab/>28</text:p>
          <text:p text:style-name="P21">8 Embedding deva<text:tab/>29</text:p>
        </text:index-body>
      </text:table-of-content>
      <text:h text:style-name="Heading_20_2" text:outline-level="2"><text:soft-page-break/>1 Introduction</text:h>
      <text:p text:style-name="P3">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3"><text:s/>Syntactically, deva resembles C or C++, combined with some aspects of Python. 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3">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3">Deva is free software, distributed under the MIT license. (See the file 'COPYING', included with the distribution). It is provided with no guarantees of any kind.</text:p>
      <text:p text:style-name="P3"/>
      <text:h text:style-name="Heading_20_2" text:outline-level="2">2 Environment and Modules</text:h>
      <text:p text:style-name="P3">Deva is typically saved into files with the “.dv” extension. Any deva file can be imported as a “module” into another deva file using the “import” statement.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3">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text:p>
      <text:p text:style-name="Text_20_body_20_with_20_1st_20_line_20_indent">Modules are searched for in the current executing directory and all the paths listed in the DEVA environment variable.</text:p>
      <text:h text:style-name="Heading_20_2" text:outline-level="2">3 Types and Scopes</text:h>
      <text:p text:style-name="Text_20_body_20_with_20_1st_20_line_20_indent">Deva is dynamically, but strongly, typed. Internally every variable has a type, but it is not evaluated <text:soft-page-break/>until the variable is used. If the variable is of the wrong type for a particular usage a run-time error will result. (The sole deviation from this is the “const” modifier on variables, which is only enforced at compile-time, and thus can be circumvented at run-time if so desired; it is intended only as a convenience and not as something to be strongly enforced).</text:p>
      <text:p text:style-name="Text_20_body_20_with_20_1st_20_line_20_indent">There are seven basic types in deva: null, string, number, boolean, function, 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chnical note: internally functions are just machine native sized integers which store addresses, and other uses of this data type are made internally only). These five data types are “value types”, meaning that variables of these types are simple values, <text:span text:style-name="T1">not</text:span><text:span text:style-name="T3"> references to other objects. When a variable of one of these types is assigned to another variable, a copy is created and changes to that copy do not affect the original variable.</text:span></text:p>
      <text:p text:style-name="P6">[NOTE: In addition to the seven basic types there are two types that are not visible externally: a 'size' type and a 'native object' type. These are useful only to developers embedding or extending the deva language. The 'size' type is an integer number type the size of the native integer on the machine on which deva is compiled (a “size_t” in C/C++). The 'native object' type is a native pointer to C/C++ data (a void* in C/C++).]</text:p>
      <text:p text:style-name="Text_20_body_20_with_20_1st_20_line_20_indent"><text:span text:style-name="T3">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3">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3">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p text:style-name="Text_20_body_20_with_20_1st_20_line_20_indent">Like C-derived languages, deva is scoped using curly braces. <text:span text:style-name="T2">Unlike</text:span><text:span text:style-name="T4"> C, deva is dynamically scoped, not statically.</text:span> A reference to a variable 'x' in a scope will use the first available 'x' found in the current scope or any scope below the current scope, right up to the global scope. Value types that are first defined in a particular scope are destroyed when that scope ends, with reference types being destroyed only if the last reference to them was in the scope.</text:p>
      <text:p text:style-name="Text_20_body_20_with_20_1st_20_line_20_indent">Because a reference to a variable will always refer to a like-named variable defined in a 'more global' scope, the 'local' keyword is provided to define variables that are local to the immediate scope. This is particularly useful in recursive functions, where local values would otherwise be lost. The local keyword can only be used in assignment expressions (e.g. “local x = 2;”).</text:p>
      <text:h text:style-name="Heading_20_2" text:outline-level="2">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text:soft-page-break/>Keywords in the language are reserved and cannot be used as identifiers:</text:p>
      <text:p text:style-name="Text_20_body_20_with_20_1st_20_line_20_indent"/>
      <text:p text:style-name="fixed">null true false def if else while for in import class const</text:p>
      <text:p text:style-name="fixed"/>
      <text:p text:style-name="Text_20_body_20_with_20_1st_20_line_20_indent">The following operators are also special tokens in the language:</text:p>
      <text:p text:style-name="fixed"/>
      <text:p text:style-name="fixed">+ - / * % &gt; &lt; == &gt;= &lt;= += -= *= /= %= [ ] { } ( ) &amp;&amp; || ! ; , .</text:p>
      <text:p text:style-name="fixed"/>
      <text:p text:style-name="Text_20_body_20_with_20_1st_20_line_20_indent">String literals are delimited by (matching) single or double quotes and can contains the C escape 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NOT be chained together in a single statement (e.g. a = b = 1).</text:p>
      <text:p text:style-name="Text_20_body_20_with_20_1st_20_line_20_indent">Assignments using the '=' operator, when applied to a variable that does not yet exist, create that variable. For instance, 'x = 2;' first looks in the current scope for a variable called x, then in each parent scope all the way to the global scope. If no variable 'x' is found, a new variable named 'x' is created in the current scope and the value '2' is assigned to it.</text:p>
      <text:p text:style-name="Text_20_body_20_with_20_1st_20_line_20_indent">An assignment using the '=' operator may also be preceded by the keyword 'const', which indicates to the compiler that this is a constant value that cannot be changed. This is a programmer's convenience only; the compiler will attempt to enforce this, but it cannot be guaranteed at run-time.</text:p>
      <text:h text:style-name="Heading_20_4" text:outline-level="4">4.2.3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text:soft-page-break/>'If', 'else' and 'while' structures have the traditional meanings. The 'for' structure iterates over values 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Break' and 'continue' statements also have the traditional meanings; the former will break out of the immediate looping construct, while the second will jump to the beginning of the loop.</text:p>
      <text:p text:style-name="Text_20_body_20_with_20_1st_20_line_20_indent">The 'import' structure imports a module into the current scope. The 'path' to an import statement may contain '/' characters, representing directory separators.</text:p>
      <text:p text:style-name="Text_20_body_20_with_20_1st_20_line_20_indent">The control structures have the following formats:</text:p>
      <text:p text:style-name="fixed"/>
      <text:p text:style-name="fixed">while( <text:span text:style-name="T1">'condition'</text:span><text:span text:style-name="T3"> ) </text:span><text:span text:style-name="T1">statement or compound-statement</text:span></text:p>
      <text:p text:style-name="fixed"><text:span text:style-name="T3">if( </text:span><text:span text:style-name="T1">'condition'</text:span><text:span text:style-name="T3"> ) </text:span><text:span text:style-name="T1">statement or compound-statement </text:span><text:span text:style-name="T3">[else </text:span><text:span text:style-name="T1">statement or compound-statement</text:span><text:span text:style-name="T3">]</text:span></text:p>
      <text:p text:style-name="fixed"><text:span text:style-name="T3">for( '</text:span><text:span text:style-name="T1">item' </text:span><text:span text:style-name="T3">in '</text:span><text:span text:style-name="T1">vector'</text:span><text:span text:style-name="T3"> ) </text:span><text:span text:style-name="T1">statement or compound-statement</text:span></text:p>
      <text:p text:style-name="fixed"><text:span text:style-name="T3">for( '</text:span><text:span text:style-name="T1">key' , 'value'</text:span><text:span text:style-name="T3"> in '</text:span><text:span text:style-name="T1">map'</text:span><text:span text:style-name="T3"> ) </text:span><text:span text:style-name="T1">statement or compound-statement</text:span></text:p>
      <text:p text:style-name="P9">return</text:p>
      <text:p text:style-name="fixed"><text:span text:style-name="T3">return '</text:span><text:span text:style-name="T1">value'</text:span></text:p>
      <text:p text:style-name="P9">break</text:p>
      <text:p text:style-name="P9">continue</text:p>
      <text:p text:style-name="fixed"><text:span text:style-name="T3">import </text:span><text:span text:style-name="T1">'path'</text:span></text:p>
      <text:p text:style-name="P9"/>
      <text:h text:style-name="P17" text:outline-level="4">4.2.4 Function calls as statements</text:h>
      <text:p text:style-name="P6">Function call expressions like 'foo();' can stand alone as statements, as they have potential side effects. Any return value is lost.</text:p>
      <text:h text:style-name="P18" text:outline-level="3">4.3 Expressions</text:h>
      <text:h text:style-name="P17" text:outline-level="4">4.3.1 Basic expressions</text:h>
      <text:p text:style-name="P6">Basic expressions are:</text:p>
      <text:p text:style-name="P6"/>
      <text:p text:style-name="fixed"><text:span text:style-name="T3">( </text:span><text:span text:style-name="T1">'exp'</text:span><text:span text:style-name="T3"> )</text:span></text:p>
      <text:p text:style-name="P8">identifier</text:p>
      <text:p text:style-name="P8">numerical constant</text:p>
      <text:p text:style-name="P8">boolean</text:p>
      <text:p text:style-name="P8">null</text:p>
      <text:p text:style-name="P8">string literal</text:p>
      <text:p text:style-name="P9"/>
      <text:h text:style-name="P17" text:outline-level="4"><text:soft-page-break/>4.3.2 Arithmetic expressions</text:h>
      <text:p text:style-name="P6">The usual binary numerical operators '+', '-', '*', '/', '%' (modulo) and the unary operator '-' are supported. The operands must be numbers or expressions that evaluate to numbers, with the exception of the '+' operator, which can be applied to strings to concatenate them.</text:p>
      <text:h text:style-name="P17" text:outline-level="4">4.3.3 Logical expressions</text:h>
      <text:p text:style-name="Text_20_body_20_with_20_1st_20_line_20_indent"><text:span text:style-name="T3">Deva accepts the '&amp;&amp;' (and) and '||' (or) binary logical operators and the '!' (not) unary logical </text:span><text:span text:style-name="T3">operator. Operands must be able to be evaluated to a boolean value (a null, number, string or boolean or expression evaluating to one of these).</text:span></text:p>
      <text:p text:style-name="P6">[NOTE: There is currently NO short-circuiting of the evaluation of logical expressions.]</text:p>
      <text:h text:style-name="P17" text:outline-level="4">4.3.4 Collection constructors</text:h>
      <text:p text:style-name="P6">Maps and vectors must be created before they are used, unlike simple value types. The syntax for this is:</text:p>
      <text:p text:style-name="P6"/>
      <text:p text:style-name="P9">[ 'items' ];</text:p>
      <text:p text:style-name="P8">'map-name'<text:span text:style-name="T3"> = {};</text:span></text:p>
      <text:p text:style-name="P9"/>
      <text:p text:style-name="P6">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6">Map constructors currently do not accept initialization lists.</text:p>
      <text:p text:style-name="P6">[NOTE: Map initialization lists are on the TODO list for 1.0.0]</text:p>
      <text:h text:style-name="P17" text:outline-level="4">4.3.5 Collection indexers</text:h>
      <text:p text:style-name="P6">Maps and vectors can be indexed using the '[]' operator. For instance: 'v[0]' returns the first element in the vector 'v' and 'm[“foo”]' returns the value in the map 'm' that is indexed by the key “foo”.</text:p>
      <text:p text:style-name="P6">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Heading_20_5" text:outline-level="5">4.3.5.1 Slice notation</text:h>
      <text:p text:style-name="Text_20_body_20_with_20_1st_20_line_20_indent">Vectors and strings have a further, extended indexer notation called “slicing”. Like Python and Icon you can give up to three values in an indexer, separated by colons. The first is the start index, the second the end index and the third is the step value. For example, given the code:</text:p>
      <text:p text:style-name="Text_20_body_20_with_20_1st_20_line_20_indent"/>
      <text:p text:style-name="fixed">v = ['f','o','o','b','a','r'];</text:p>
      <text:p text:style-name="fixed"><text:soft-page-break/>v2 = v[1:3];</text:p>
      <text:p text:style-name="fixed">v3 = v[1:6:2];</text:p>
      <text:p text:style-name="fixed"/>
      <text:p text:style-name="Text_20_body_20_with_20_1st_20_line_20_indent">'v2' will be a vector with the value ['o','o'] (the elements of 'v' starting at index 1 and ending at index 3) and 'v3' a vector with the value ['o','b','r'] (every 2<text:span text:style-name="T5">nd</text:span> element of 'v' starting at index 1 and ending at element 6).</text:p>
      <text:p text:style-name="Text_20_body_20_with_20_1st_20_line_20_indent">With vectors a slice can also appear on the <text:span text:style-name="T1">left</text:span><text:span text:style-name="T3"> side of an assignment.(With strings this is not allowed, as strings in deva are immutable objects). If the slice has only two indices (i.e. no 'step' value) the right-hand side of the assignment replaces the sliced range. In this case the right-hand side could be </text:span><text:span text:style-name="T3">another vector, in which case all of its elements will be copied, or it could be any other type, in which case the object itself will be inserted. If a third index ('step' value) </text:span><text:span text:style-name="T1">is</text:span><text:span text:style-name="T3"> used, then the right-hand side MUST be a vector, and its size must match exactly the size of the specified slice. At each 'sliced' position an element from the right-hand vector will be copied into place (replacing whatever element was previously there. For example:</text:span></text:p>
      <text:p text:style-name="Text_20_body_20_with_20_1st_20_line_20_indent"/>
      <text:p text:style-name="fixed">v = ['f','o','o','b','a','r'];</text:p>
      <text:p text:style-name="fixed">v[1:3] = 'u';<text:tab/><text:tab/><text:tab/><text:tab/># v now contains 'f','u','b','a','r'</text:p>
      <text:p text:style-name="fixed">v[1:5:2] = ['i', 'e'];<text:tab/><text:tab/># v now contains 'f','i','b','e','r'</text:p>
      <text:p text:style-name="fixed"/>
      <text:h text:style-name="P17" text:outline-level="4">4.3.6 Function calls</text:h>
      <text:p text:style-name="P6">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17" text:outline-level="4">4.3.7 Function definitions</text:h>
      <text:p text:style-name="P6">Functions are defined using the 'def' keyword, as so:</text:p>
      <text:p text:style-name="P6"/>
      <text:p text:style-name="fixed"><text:span text:style-name="T3">def </text:span><text:span text:style-name="T1">'fcn-name'</text:span><text:span text:style-name="T3"> ( </text:span><text:span text:style-name="T1">'parameter-list'</text:span><text:span text:style-name="T3"> ) </text:span><text:span text:style-name="T1">statement or compound-statement</text:span></text:p>
      <text:p text:style-name="P9"/>
      <text:p text:style-name="P6">Functions can be declared anywhere inside the global scope; functions cannot be declared inside other scopes.</text:p>
      <text:p text:style-name="P6">[NOTE: nested functions may be allowed in future revisions.]</text:p>
      <text:p text:style-name="P6">Results of a function are returned to the caller using the 'return' statement.</text:p>
      <text:p text:style-name="P6">Functions can contains default parameter values, of the form:</text:p>
      <text:p text:style-name="P9"/>
      <text:p text:style-name="P8">'param-name'<text:span text:style-name="T3"> = </text:span>'value'</text:p>
      <text:p text:style-name="P8"/>
      <text:p text:style-name="Text_20_body_20_with_20_1st_20_line_20_indent">The parameters with default values <text:span text:style-name="T1">must</text:span><text:span text:style-name="T3"> occur at the </text:span><text:span text:style-name="T1">end</text:span><text:span text:style-name="T3"> of the parameter list. </text:span></text:p>
      <text:p text:style-name="Text_20_body_20_with_20_1st_20_line_20_indent"><text:soft-page-break/><text:span text:style-name="T3">For</text:span> example:</text:p>
      <text:p text:style-name="Text_20_body_20_with_20_1st_20_line_20_indent"/>
      <text:p text:style-name="fixed">def FunctionA( a, b, c = 0 ){}<text:tab/># valid code</text:p>
      <text:p text:style-name="fixed">def FunctionB( a, b = 0, c ){}<text:tab/># invalid code!!!</text:p>
      <text:p text:style-name="fixed"/>
      <text:h text:style-name="P17" text:outline-level="4">4.3.8 Class definitions</text:h>
      <text:p text:style-name="P6">Classes are defined using the 'class' keyword:</text:p>
      <text:p text:style-name="P6"/>
      <text:p text:style-name="fixed"><text:span text:style-name="T3">class </text:span><text:span text:style-name="T1">'name'</text:span><text:span text:style-name="T3"> : </text:span><text:span text:style-name="T1">'parent-one'</text:span><text:span text:style-name="T3"> , </text:span><text:span text:style-name="T1">'parent-two' etc.</text:span></text:p>
      <text:p text:style-name="P9">{</text:p>
      <text:p text:style-name="P8">method-definitions</text:p>
      <text:p text:style-name="P9">}</text:p>
      <text:p text:style-name="P9"/>
      <text:p text:style-name="Text_20_body_20_with_20_1st_20_line_20_indent">Class definitions must occur at the file scope for the module they are in.</text:p>
      <text:p text:style-name="Text_20_body_20_with_20_1st_20_line_20_indent">[NOTE: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3"> be referenced explicitly.</text:span></text:p>
      <text:h text:style-name="P17" text:outline-level="4">4.3.9 Instance constructors</text:h>
      <text:p text:style-name="P6">Instances of classes (commonly called “objects”) are created using the syntax:</text:p>
      <text:p text:style-name="P6"/>
      <text:p text:style-name="P8">'instance-name'<text:span text:style-name="T3"> = new </text:span>'class-name'<text:span text:style-name="T3"> ( </text:span>'parameter-list'<text:span text:style-name="T3"> )</text:span></text:p>
      <text:p text:style-name="P9"/>
      <text:p text:style-name="P6">[NOTE: a syntax with more flexibility is on the TODO list for version 1.0.0. Desirable would be to not require the assignment, so that new instances could be placed directly anywhere an expression is expected.] </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and fields (member variables) of classes and instances are the members of the map. In addition, classes and instances have some special <text:soft-page-break/>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tab/>def bar()</text:p>
      <text:p text:style-name="fixed"><text:tab/>{</text:p>
      <text:p text:style-name="fixed"><text:tab/><text:tab/>print( “bar called” );</text:p>
      <text:p text:style-name="fixed"><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you must provide the 'self' parameter; see below). </text:p>
      <text:p text:style-name="Text_20_body_20_with_20_1st_20_line_20_indent">Methods are called using syntax like that in C++ and Java: with the dot-operator ('.') as a separator between the instance (or class) name and method name. For example:</text:p>
      <text:p text:style-name="Text_20_body_20_with_20_1st_20_line_20_indent"/>
      <text:p text:style-name="fixed">foo.bar();</text:p>
      <text:p text:style-name="fixed"><text:s/></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The “new” methods for parent classes are called in depth-first, left-to-right order, with NO parameters. This means that if class A inherits from B and C and B inherits from Z, then the order of calls will be: Z.new(), B.new(), C.new() and then A.new(). If base-class new() methods have parameters they need to have default values or a runtime error will result from trying to create an instance of a class deriving from them!</text:p>
      <text:p text:style-name="Text_20_body_20_with_20_1st_20_line_20_indent">Instances are given a special data member, named “__class__”, which contains the name of the class to which they belong. Classes are given a special data member called “__bases__” which is a vector of its base classes. It is strongly advised that you do NOT change these variables, as undefined behavior may (will!) result.</text:p>
      <text:h text:style-name="Heading_20_3" text:outline-level="3">5.4 Destruction and the 'delete' method</text:h>
      <text:p text:style-name="Text_20_body_20_indent">Complementary to the “new” method for construction of objects, deva provides the “delete” method <text:soft-page-break/>for object destruction. Calls to “delete” on a derived object happen in the inverse order that the calls to “new” happened in, allowing the object to be tear down child pieces first and then the parent pieces. The “delete” method cannot take any parameters.</text:p>
      <text:p text:style-name="Text_20_body_20_indent">Internally, “delete” is called on an object when a scope is exited and there are no more references to that object. This allows deterministic destruction of objects, as long as the programmer is careful not to inadvertently add any references to the object. Because “delete” is called dynamically by the run-time engine, breakpoints set in “delete” methods will not be hit.</text:p>
      <text:h text:style-name="Heading_20_3" text:outline-level="3">5.5 Methods and the 'self' parameter</text:h>
      <text:p text:style-name="Text_20_body_20_with_20_1st_20_line_20_indent">Methods called on instance objects are implicitly passed a reference to the instance itself, called “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receive “self” as well, but it is a reference to the <text:span text:style-name="T1">class</text:span><text:span text:style-name="T3"> object, not an instance.</text:span></text:p>
      <text:p text:style-name="Text_20_body_20_with_20_1st_20_line_20_indent">Methods may be accessed with the usual map syntax. Generally preferred is the use of the dot operator, such as 'Foo.bar()'.</text:p>
      <text:p text:style-name="Text_20_body_20_with_20_1st_20_line_20_indent">[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 </text:p>
      <text:h text:style-name="P13" text:outline-level="2">6 Built-in functions, methods and modules</text:h>
      <text:p text:style-name="P5">Deva can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the built-ins look just like normal functions, methods or modules except there is no deva code implementing them.</text:p>
      <text:h text:style-name="Heading_20_3" text:outline-level="3">6.1 Built-in functions</text:h>
      <text:p text:style-name="Text_20_body_20_with_20_1st_20_line_20_indent">The following are built-in functions:</text:p>
      <text:p text:style-name="P10"/>
      <text:p text:style-name="P10">print( s, separator = “\n” )</text:p>
      <text:p text:style-name="Text_20_body_20_with_20_1st_20_line_20_indent">Prints the value of s to stdout. Objects are converted to strings using the 'str' built-in (below) if they are not strings. 'Separator', which is a newline by default, is appended to the output.</text:p>
      <text:p text:style-name="Text_20_body_20_with_20_1st_20_line_20_indent"/>
      <text:p text:style-name="P10">name( obj )</text:p>
      <text:p text:style-name="Text_20_body_20_with_20_1st_20_line_20_indent">Returns the name of the variable 'obj' as a string.</text:p>
      <text:p text:style-name="Text_20_body_20_with_20_1st_20_line_20_indent"/>
      <text:p text:style-name="P10">type( obj )</text:p>
      <text:p text:style-name="Text_20_body_20_with_20_1st_20_line_20_indent">Returns a string representing the type of the variable 'obj' (e.g. vector).</text:p>
      <text:p text:style-name="Text_20_body_20_with_20_1st_20_line_20_indent"><text:soft-page-break/></text:p>
      <text:p text:style-name="P10">str( obj )</text:p>
      <text:p text:style-name="Text_20_body_20_with_20_1st_20_line_20_indent">Converts the given value to a string and returns it.</text:p>
      <text:p text:style-name="Text_20_body_20_with_20_1st_20_line_20_indent"/>
      <text:p text:style-name="P10">chr( num )</text:p>
      <text:p text:style-name="Text_20_body_20_with_20_1st_20_line_20_indent">Converts the given numerical value to a single-character string and returns it.</text:p>
      <text:p text:style-name="Text_20_body_20_with_20_1st_20_line_20_indent"/>
      <text:p text:style-name="P10">num( o )</text:p>
      <text:p text:style-name="Text_20_body_20_with_20_1st_20_line_20_indent">Converts the given object into a number and returns it. Will fail if 'o' is a vector, map, class or instance object.</text:p>
      <text:p text:style-name="Text_20_body_20_with_20_1st_20_line_20_indent"/>
      <text:p text:style-name="P10">append( vec, value )</text:p>
      <text:p text:style-name="Text_20_body_20_with_20_1st_20_line_20_indent">Takes a vector object 'vec' and appends the object 'value' to it. No return value.</text:p>
      <text:p text:style-name="Text_20_body_20_with_20_1st_20_line_20_indent"/>
      <text:p text:style-name="P10">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10">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10">eval( s )</text:p>
      <text:p text:style-name="Text_20_body_20_with_20_1st_20_line_20_indent">Takes a string that contains deva code and executes it.</text:p>
      <text:p text:style-name="Text_20_body_20_with_20_1st_20_line_20_indent"/>
      <text:p text:style-name="P10">delete( obj )</text:p>
      <text:p text:style-name="Text_20_body_20_with_20_1st_20_line_20_indent">Takes a reference type object and deletes it from the current scope. This does not destroy the object unless the current scope has the only references to the object.</text:p>
      <text:p text:style-name="Text_20_body_20_with_20_1st_20_line_20_indent"/>
      <text:p text:style-name="P10">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10">close( file )</text:p>
      <text:p text:style-name="Text_20_body_20_with_20_1st_20_line_20_indent">Close the file associated with the given file handle.</text:p>
      <text:p text:style-name="Text_20_body_20_with_20_1st_20_line_20_indent"/>
      <text:p text:style-name="P10"><text:soft-page-break/>stdin()</text:p>
      <text:p text:style-name="Text_20_body_20_with_20_1st_20_line_20_indent">Returns the file handle for the standard input stream, which can then be used with the read/readstring/readline/readlines functions.</text:p>
      <text:p text:style-name="Text_20_body_20_with_20_1st_20_line_20_indent"/>
      <text:p text:style-name="P10">stdout()</text:p>
      <text:p text:style-name="Text_20_body_20_with_20_1st_20_line_20_indent">Returns the file handle for the standard output stream, which can then be used with the write/writestring/writeline/writelines functions.</text:p>
      <text:p text:style-name="Text_20_body_20_with_20_1st_20_line_20_indent"/>
      <text:p text:style-name="P10">stderr()</text:p>
      <text:p text:style-name="Text_20_body_20_with_20_1st_20_line_20_indent">Returns the file handle for the standard error stream, which can then be used with the write/writestring/writeline/writelines functions.</text:p>
      <text:p text:style-name="Text_20_body_20_with_20_1st_20_line_20_indent"/>
      <text:p text:style-name="P10">flush( file )</text:p>
      <text:p text:style-name="Text_20_body_20_with_20_1st_20_line_20_indent">Flush the file associated with the given file handle.</text:p>
      <text:p text:style-name="Text_20_body_20_with_20_1st_20_line_20_indent"/>
      <text:p text:style-name="P10">read( file, num_bytes )</text:p>
      <text:p text:style-name="Text_20_body_20_with_20_1st_20_line_20_indent">Read 'num_bytes' bytes from the file associated with the given file handle. The bytes read are returned as a vector of numbers, representing the bytes as unsigned values.</text:p>
      <text:p text:style-name="Text_20_body_20_with_20_1st_20_line_20_indent"/>
      <text:p text:style-name="P10">readstring( file, num_bytes )</text:p>
      <text:p text:style-name="Text_20_body_20_with_20_1st_20_line_20_indent">Read 'num_bytes' bytes from the file associated with the given file handle. The bytes read are returned as a string. If you read from a file that contains embedded nulls, 'num_bytes' bytes will still be read, but the returned string will only contain the bytes up to the first null; the rest of the string will be lost. Use “read()” if you need to read from a file containing embedded nulls.</text:p>
      <text:p text:style-name="Text_20_body_20_with_20_1st_20_line_20_indent"/>
      <text:p text:style-name="P10">readline( file )</text:p>
      <text:p text:style-name="Text_20_body_20_with_20_1st_20_line_20_indent">Read a line (up to the first newline character) from file. Returns the line as a string.</text:p>
      <text:p text:style-name="Text_20_body_20_with_20_1st_20_line_20_indent"/>
      <text:p text:style-name="P10">readlines( file )</text:p>
      <text:p text:style-name="Text_20_body_20_with_20_1st_20_line_20_indent">Read the entire file as a sequence of lines. Returns the lines as a vector of strings.</text:p>
      <text:p text:style-name="Text_20_body_20_with_20_1st_20_line_20_indent"/>
      <text:p text:style-name="P10">write( file, num_bytes, source )</text:p>
      <text:p text:style-name="Text_20_body_20_with_20_1st_20_line_20_indent">Write 'num_bytes' of the vector 'source' to the file associated with the given file handle. 'source' must be a vector containing only numbers, which will be converted into unsigned characters.</text:p>
      <text:p text:style-name="Text_20_body_20_with_20_1st_20_line_20_indent"/>
      <text:p text:style-name="P10">writestring( file, num_bytes, source )</text:p>
      <text:p text:style-name="Text_20_body_20_with_20_1st_20_line_20_indent">Write 'num_bytes' of the string 'source' to the file associated with the given file handle.</text:p>
      <text:p text:style-name="Text_20_body_20_with_20_1st_20_line_20_indent"/>
      <text:p text:style-name="P10"><text:soft-page-break/>writeline( file, line )</text:p>
      <text:p text:style-name="Text_20_body_20_with_20_1st_20_line_20_indent">Write the string 'line' to the file associated with the given file handle.</text:p>
      <text:p text:style-name="Text_20_body_20_with_20_1st_20_line_20_indent"/>
      <text:p text:style-name="P10">writelines( file, lines )</text:p>
      <text:p text:style-name="Text_20_body_20_with_20_1st_20_line_20_indent">Write the strings contained in the vector 'lines' to the file associated with the given file handle.</text:p>
      <text:p text:style-name="Text_20_body_20_with_20_1st_20_line_20_indent"/>
      <text:p text:style-name="P10">seek( file, position, origin = 0 )</text:p>
      <text:p text:style-name="Text_20_body_20_with_20_1st_20_line_20_indent">Seek to the offset 'position' from 'origin' in the file associated with the given file handle. 'offset' is an integral value that can be of the following values:</text:p>
      <text:p text:style-name="Text_20_body_20_with_20_1st_20_line_20_indent">0 : seek from the beginning of the file (SEEK_SET)</text:p>
      <text:p text:style-name="Text_20_body_20_with_20_1st_20_line_20_indent">1 : seek from the current position (SEEK_CUR)</text:p>
      <text:p text:style-name="Text_20_body_20_with_20_1st_20_line_20_indent">2 : seek from the end of the file. 'position' must be negative! (SEEK_END)</text:p>
      <text:p text:style-name="Text_20_body_20_with_20_1st_20_line_20_indent">'origin' defaults to 0 (SEEK_SET).</text:p>
      <text:p text:style-name="Text_20_body_20_with_20_1st_20_line_20_indent"/>
      <text:p text:style-name="P10">tell( file )</text:p>
      <text:p text:style-name="Text_20_body_20_with_20_1st_20_line_20_indent">Return the current position in the file associated with the given file handle.</text:p>
      <text:p text:style-name="Text_20_body_20_with_20_1st_20_line_20_indent"/>
      <text:p text:style-name="P10">exit( value )</text:p>
      <text:p text:style-name="Text_20_body_20_with_20_1st_20_line_20_indent">Cause the program to immediately exit and return 'value' to the operating system.</text:p>
      <text:p text:style-name="Text_20_body_20_with_20_1st_20_line_20_indent"/>
      <text:h text:style-name="Heading_20_3" text:outline-level="3">6.2 Map built-in methods</text:h>
      <text:p text:style-name="Text_20_body_20_with_20_1st_20_line_20_indent">The following methods can be called on map, class and instance objects:</text:p>
      <text:p text:style-name="Text_20_body_20_with_20_1st_20_line_20_indent"/>
      <text:p text:style-name="P10">length()</text:p>
      <text:p text:style-name="Text_20_body_20_with_20_1st_20_line_20_indent">Returns the number of key-value pairs in the map.</text:p>
      <text:p text:style-name="Text_20_body_20_with_20_1st_20_line_20_indent"/>
      <text:p text:style-name="P10">copy()</text:p>
      <text:p text:style-name="Text_20_body_20_with_20_1st_20_line_20_indent">Returns a (shallow) copy of the map.</text:p>
      <text:p text:style-name="Text_20_body_20_with_20_1st_20_line_20_indent"/>
      <text:p text:style-name="P10">remove( key )</text:p>
      <text:p text:style-name="Text_20_body_20_with_20_1st_20_line_20_indent">Removes the key-value pair indexed by 'key'.</text:p>
      <text:p text:style-name="Text_20_body_20_with_20_1st_20_line_20_indent"/>
      <text:p text:style-name="P10">find( key )</text:p>
      <text:p text:style-name="Text_20_body_20_with_20_1st_20_line_20_indent">Returns the value associated with 'key' if it is found in the map, null if it is not.</text:p>
      <text:p text:style-name="Text_20_body_20_with_20_1st_20_line_20_indent"/>
      <text:p text:style-name="P10"><text:soft-page-break/>keys()</text:p>
      <text:p text:style-name="Text_20_body_20_with_20_1st_20_line_20_indent">Returns the keys of all the key-value pairs in the map, as a vector.</text:p>
      <text:p text:style-name="Text_20_body_20_with_20_1st_20_line_20_indent"/>
      <text:p text:style-name="P10">values()</text:p>
      <text:p text:style-name="Text_20_body_20_with_20_1st_20_line_20_indent">Returns the values of all the key-value pairs in the map, as a vector.</text:p>
      <text:p text:style-name="Text_20_body_20_with_20_1st_20_line_20_indent"/>
      <text:p text:style-name="P10">merge( other )</text:p>
      <text:p text:style-name="Text_20_body_20_with_20_1st_20_line_20_indent">Merges all the items in the map 'other' into this map.</text:p>
      <text:p text:style-name="Text_20_body_20_with_20_1st_20_line_20_indent"/>
      <text:h text:style-name="Heading_20_3" text:outline-level="3">6.3 Vector built-in methods</text:h>
      <text:p text:style-name="Text_20_body_20_with_20_1st_20_line_20_indent">The following methods can be called on vector objects:</text:p>
      <text:p text:style-name="Text_20_body_20_with_20_1st_20_line_20_indent"/>
      <text:p text:style-name="P10">append( item )</text:p>
      <text:p text:style-name="Text_20_body_20_with_20_1st_20_line_20_indent">Appends an item to the vector.</text:p>
      <text:p text:style-name="Text_20_body_20_with_20_1st_20_line_20_indent"/>
      <text:p text:style-name="P10">length()</text:p>
      <text:p text:style-name="Text_20_body_20_with_20_1st_20_line_20_indent">Returns the number of items in the vector.</text:p>
      <text:p text:style-name="Text_20_body_20_with_20_1st_20_line_20_indent"/>
      <text:p text:style-name="P10">copy()</text:p>
      <text:p text:style-name="Text_20_body_20_with_20_1st_20_line_20_indent">Returns a (shallow) copy of the vector.</text:p>
      <text:p text:style-name="Text_20_body_20_with_20_1st_20_line_20_indent"/>
      <text:p text:style-name="P10">concat( other )</text:p>
      <text:p text:style-name="Text_20_body_20_with_20_1st_20_line_20_indent">Concatenates the contents of the vector 'other' onto the end of this vector.</text:p>
      <text:p text:style-name="Text_20_body_20_with_20_1st_20_line_20_indent"/>
      <text:p text:style-name="P10">min()</text:p>
      <text:p text:style-name="Text_20_body_20_with_20_1st_20_line_20_indent">Returns the smallest item in this vector.</text:p>
      <text:p text:style-name="Text_20_body_20_with_20_1st_20_line_20_indent"/>
      <text:p text:style-name="P10">max()</text:p>
      <text:p text:style-name="Text_20_body_20_with_20_1st_20_line_20_indent">Returns the largest item in this vector.</text:p>
      <text:p text:style-name="Text_20_body_20_with_20_1st_20_line_20_indent"/>
      <text:p text:style-name="P10">pop()</text:p>
      <text:p text:style-name="Text_20_body_20_with_20_1st_20_line_20_indent">Removes the last item from this vector.</text:p>
      <text:p text:style-name="Text_20_body_20_with_20_1st_20_line_20_indent"/>
      <text:p text:style-name="P10">insert( position, value )</text:p>
      <text:p text:style-name="Text_20_body_20_with_20_1st_20_line_20_indent">Inserts the item 'value' into this vector at position 'position'.</text:p>
      <text:p text:style-name="Text_20_body_20_with_20_1st_20_line_20_indent"><text:soft-page-break/></text:p>
      <text:p text:style-name="P10">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10">find( value, start = 0, end = -1 )</text:p>
      <text:p text:style-name="Text_20_body_20_with_20_1st_20_line_20_indent">Find 'value' in this vector, starting at 'start' and looking until 'end'. Returns its index if it is found or null if not. If end is equal to negative one, looks until the end of the vector.</text:p>
      <text:p text:style-name="Text_20_body_20_with_20_1st_20_line_20_indent"/>
      <text:p text:style-name="P10">rfind( value, start = 0, end = -1 )</text:p>
      <text:p text:style-name="Text_20_body_20_with_20_1st_20_line_20_indent">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10">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10">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
      <text:p text:style-name="P10">sort( start = 0, end = -1 )</text:p>
      <text:p text:style-name="Text_20_body_20_with_20_1st_20_line_20_indent">Sorts the sequence of items in the vector from 'start' to 'end'. If 'end' is negative one, 'end' is the end of the entire vector.</text:p>
      <text:p text:style-name="Text_20_body_20_with_20_1st_20_line_20_indent"/>
      <text:p text:style-name="P10">map( function )</text:p>
      <text:p text:style-name="Text_20_body_20_with_20_1st_20_line_20_indent">Applies the single-parameter deva function 'function' to each element in the vector and returns a vector containing all the results (in the same order).</text:p>
      <text:p text:style-name="Text_20_body_20_with_20_1st_20_line_20_indent">[NOTE: 'function' must be a function written in deva, not a built-in. This is a limitation of deva 1.0.0]</text:p>
      <text:p text:style-name="P10"/>
      <text:p text:style-name="P10">filter( function )</text:p>
      <text:p text:style-name="Text_20_body_20_with_20_1st_20_line_20_indent">Applies the single-parameter deva function 'function' to each element in the vector and returns a vector containing all the items <text:s/>(in the same order) for which 'function' returned a value evaluating to true.</text:p>
      <text:p text:style-name="Text_20_body_20_with_20_1st_20_line_20_indent">[NOTE: 'function' must be a function written in deva, not a built-in. This is a limitation of deva 1.0.0]</text:p>
      <text:p text:style-name="P10"/>
      <text:p text:style-name="P10">reduce( function )</text:p>
      <text:p text:style-name="Text_20_body_20_with_20_1st_20_line_20_indent"><text:soft-page-break/>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text:p>
      <text:p text:style-name="Text_20_body_20_with_20_1st_20_line_20_indent">[NOTE: 'function' must be a function written in deva, not a built-in. This is a limitation of deva 1.0.0]</text:p>
      <text:p text:style-name="Text_20_body_20_with_20_1st_20_line_20_indent"/>
      <text:p text:style-name="P10">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h text:style-name="Heading_20_3" text:outline-level="3">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
      <text:p text:style-name="P10">concat( s )</text:p>
      <text:p text:style-name="Text_20_body_20_with_20_1st_20_line_20_indent">Concatenates the string 's' onto this string and returns the result.</text:p>
      <text:p text:style-name="Text_20_body_20_with_20_1st_20_line_20_indent"/>
      <text:p text:style-name="P10">length()</text:p>
      <text:p text:style-name="Text_20_body_20_with_20_1st_20_line_20_indent">Returns the length of this string.</text:p>
      <text:p text:style-name="Text_20_body_20_with_20_1st_20_line_20_indent"/>
      <text:p text:style-name="P10">copy()</text:p>
      <text:p text:style-name="Text_20_body_20_with_20_1st_20_line_20_indent">Returns a copy of this string.</text:p>
      <text:p text:style-name="Text_20_body_20_with_20_1st_20_line_20_indent"/>
      <text:p text:style-name="P10">insert( position, s )</text:p>
      <text:p text:style-name="Text_20_body_20_with_20_1st_20_line_20_indent">Inserts the string 's' at 'position'.</text:p>
      <text:p text:style-name="Text_20_body_20_with_20_1st_20_line_20_indent"/>
      <text:p text:style-name="P10">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10">find( s, start = 0, end = -1 )</text:p>
      <text:p text:style-name="Text_20_body_20_with_20_1st_20_line_20_indent">Finds the next occurrence of the string 's', starting at 'start' and ending at 'end' and returns its index if it is found or null if not. An end of negative one denotes the end of the entire string.</text:p>
      <text:p text:style-name="Text_20_body_20_with_20_1st_20_line_20_indent"/>
      <text:p text:style-name="P10"><text:soft-page-break/>rfind( s, start = 0, end = -1 )</text:p>
      <text:p text:style-name="Text_20_body_20_with_20_1st_20_line_20_indent">Finds the next occurrence of the string 's', starting at 'end' and ending at 'start', in reverse order. Returns its index if it is found or null if not.. An end of negative one denotes the end of the entire string.</text:p>
      <text:p text:style-name="Text_20_body_20_with_20_1st_20_line_20_indent"/>
      <text:p text:style-name="P10">reverse( start = 0, end = -1 )</text:p>
      <text:p text:style-name="Text_20_body_20_with_20_1st_20_line_20_indent">Reverses the characters in the string from 'start' to 'end'. An end of negative one denotes the end of the entire string.</text:p>
      <text:p text:style-name="Text_20_body_20_with_20_1st_20_line_20_indent"/>
      <text:p text:style-name="P10">sort( start = 0, end = -1 )</text:p>
      <text:p text:style-name="Text_20_body_20_with_20_1st_20_line_20_indent">Sorts the characters in the string from 'start' to 'end'. An end of negative one denotes the end of the entire string.</text:p>
      <text:p text:style-name="Text_20_body_20_with_20_1st_20_line_20_indent"/>
      <text:p text:style-name="P10">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10">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10">lstrip( chars = “ \n\t” )</text:p>
      <text:p text:style-name="Text_20_body_20_with_20_1st_20_line_20_indent">Strips occurrences of the characters in the string 'chars' from the left end of the string and returns the resulting string.</text:p>
      <text:p text:style-name="Text_20_body_20_with_20_1st_20_line_20_indent"/>
      <text:p text:style-name="P10">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
      <text:p text:style-name="P10">split( chars = “ \n\t” )</text:p>
      <text:p text:style-name="Text_20_body_20_with_20_1st_20_line_20_indent">Splits the string into sub-strings at occurrences of the characters in the string 'chars' and returns a vector containing all the sub-strings, in order. If 'chars' is an empty string, the vector returned contains a single-character string for each character in the original string. (e.g. for a string 's' that contains “foobar”, s.split( '' ) will return ['f', 'o', 'o', 'b', 'a', 'r']).</text:p>
      <text:p text:style-name="Text_20_body_20_with_20_1st_20_line_20_indent"/>
      <text:p text:style-name="P10">replace( s, replacement_s )</text:p>
      <text:p text:style-name="Text_20_body_20_with_20_1st_20_line_20_indent">Replaces instances of the string 's' with 'replacement_s' and returns the resulting string.</text:p>
      <text:p text:style-name="Text_20_body_20_with_20_1st_20_line_20_indent"/>
      <text:p text:style-name="P10"><text:soft-page-break/>upper()</text:p>
      <text:p text:style-name="Text_20_body_20_with_20_1st_20_line_20_indent">Converts all the characters to upper-case and returns the result.</text:p>
      <text:p text:style-name="Text_20_body_20_with_20_1st_20_line_20_indent"/>
      <text:p text:style-name="P10">lower()</text:p>
      <text:p text:style-name="Text_20_body_20_with_20_1st_20_line_20_indent">Converts all the characters to lower-case and returns the result.</text:p>
      <text:p text:style-name="Text_20_body_20_with_20_1st_20_line_20_indent"/>
      <text:p text:style-name="P10">isalphanum()</text:p>
      <text:p text:style-name="Text_20_body_20_with_20_1st_20_line_20_indent">Returns true if the string contains only alpha-numeric characters, false otherwise.</text:p>
      <text:p text:style-name="Text_20_body_20_with_20_1st_20_line_20_indent"><text:s/></text:p>
      <text:p text:style-name="P10">isalpha()</text:p>
      <text:p text:style-name="Text_20_body_20_with_20_1st_20_line_20_indent">Returns true if the string contains only alphabetic characters, false otherwise.</text:p>
      <text:p text:style-name="Text_20_body_20_with_20_1st_20_line_20_indent"/>
      <text:p text:style-name="P10">isdigit()</text:p>
      <text:p text:style-name="Text_20_body_20_with_20_1st_20_line_20_indent">Returns true if the string contains only decimal (base-10) digit characters, false otherwise.</text:p>
      <text:p text:style-name="P7"/>
      <text:p text:style-name="P10">islower()</text:p>
      <text:p text:style-name="Text_20_body_20_with_20_1st_20_line_20_indent">Returns true if the string contains only lower-case characters, false otherwise.</text:p>
      <text:p text:style-name="Text_20_body_20_with_20_1st_20_line_20_indent"/>
      <text:p text:style-name="P10">isupper()</text:p>
      <text:p text:style-name="Text_20_body_20_with_20_1st_20_line_20_indent">Returns true if the string contains only upper-case characters, false otherwise.</text:p>
      <text:p text:style-name="Text_20_body_20_with_20_1st_20_line_20_indent"/>
      <text:p text:style-name="P10">isspace()</text:p>
      <text:p text:style-name="Text_20_body_20_with_20_1st_20_line_20_indent">Returns true if the string contains only whitespace characters, false otherwise.</text:p>
      <text:p text:style-name="Text_20_body_20_with_20_1st_20_line_20_indent"/>
      <text:p text:style-name="P10">ispunct()</text:p>
      <text:p text:style-name="Text_20_body_20_with_20_1st_20_line_20_indent">Returns true if the string contains only punctuation characters, false otherwise.</text:p>
      <text:p text:style-name="Text_20_body_20_with_20_1st_20_line_20_indent"/>
      <text:p text:style-name="P10">iscntrl()</text:p>
      <text:p text:style-name="Text_20_body_20_with_20_1st_20_line_20_indent">Returns true if the string contains only control characters, false otherwise.</text:p>
      <text:p text:style-name="Text_20_body_20_with_20_1st_20_line_20_indent"/>
      <text:p text:style-name="P10">isprint()</text:p>
      <text:p text:style-name="Text_20_body_20_with_20_1st_20_line_20_indent">Returns true if the string contains only printable characters, false otherwise.</text:p>
      <text:p text:style-name="Text_20_body_20_with_20_1st_20_line_20_indent"/>
      <text:p text:style-name="P10">isxdigit()</text:p>
      <text:p text:style-name="Text_20_body_20_with_20_1st_20_line_20_indent">Returns true if the string contains only hexadecimal (base-16) digit characters, false otherwise.</text:p>
      <text:p text:style-name="Text_20_body_20_with_20_1st_20_line_20_indent"><text:soft-page-break/></text:p>
      <text:h text:style-name="Heading_20_3" text:outline-level="3">6.5 Built-in module bit</text:h>
      <text:p text:style-name="Text_20_body_20_with_20_1st_20_line_20_indent">The module 'bit' provides bit-wise operations.</text:p>
      <text:p text:style-name="Text_20_body_20_with_20_1st_20_line_20_indent"/>
      <text:p text:style-name="P10">and( num1, num2 )</text:p>
      <text:p text:style-name="Text_20_body_20_with_20_1st_20_line_20_indent">Returns the result of the bit-wise “and” operation on the parameters.</text:p>
      <text:p text:style-name="Text_20_body_20_with_20_1st_20_line_20_indent"/>
      <text:p text:style-name="P10">or( num1, num2 )</text:p>
      <text:p text:style-name="Text_20_body_20_with_20_1st_20_line_20_indent">Returns the result of the bit-wise “or” operation on the parameters.</text:p>
      <text:p text:style-name="Text_20_body_20_with_20_1st_20_line_20_indent"/>
      <text:p text:style-name="P10">xor( num1, num2 )</text:p>
      <text:p text:style-name="Text_20_body_20_with_20_1st_20_line_20_indent">Returns the result of the bit-wise “xor” operation on the parameters.</text:p>
      <text:p text:style-name="Text_20_body_20_with_20_1st_20_line_20_indent"/>
      <text:p text:style-name="P10">complement( num )</text:p>
      <text:p text:style-name="Text_20_body_20_with_20_1st_20_line_20_indent">Returns the bit-wise complement of the parameter.</text:p>
      <text:p text:style-name="Text_20_body_20_with_20_1st_20_line_20_indent"/>
      <text:p text:style-name="P10">shift_left( num )</text:p>
      <text:p text:style-name="Text_20_body_20_with_20_1st_20_line_20_indent">Returns the result of the bit-wise “shift left” operation on the parameter.</text:p>
      <text:p text:style-name="Text_20_body_20_with_20_1st_20_line_20_indent"/>
      <text:p text:style-name="P10">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Text_20_body_20_with_20_1st_20_line_20_indent"/>
      <text:p text:style-name="P10">pi()</text:p>
      <text:p text:style-name="Text_20_body_20_with_20_1st_20_line_20_indent">Returns the value of PI.</text:p>
      <text:p text:style-name="Text_20_body_20_with_20_1st_20_line_20_indent"/>
      <text:p text:style-name="P10">radians( degrees )</text:p>
      <text:p text:style-name="Text_20_body_20_with_20_1st_20_line_20_indent">Converts degrees to radians and returns the result.</text:p>
      <text:p text:style-name="Text_20_body_20_with_20_1st_20_line_20_indent"/>
      <text:p text:style-name="P10">degrees( radians )</text:p>
      <text:p text:style-name="Text_20_body_20_with_20_1st_20_line_20_indent">Converts radians to degrees and returns the result.</text:p>
      <text:p text:style-name="Text_20_body_20_with_20_1st_20_line_20_indent"><text:soft-page-break/></text:p>
      <text:p text:style-name="P10">cos( theta )</text:p>
      <text:p text:style-name="P10">sin( theta )</text:p>
      <text:p text:style-name="P10">tan( theta )</text:p>
      <text:p text:style-name="P10">acos( theta )</text:p>
      <text:p text:style-name="P10">asin( theta )</text:p>
      <text:p text:style-name="P10">atan( theta )</text:p>
      <text:p text:style-name="P10">cosh( theta )</text:p>
      <text:p text:style-name="P10">sinh( theta )</text:p>
      <text:p text:style-name="P10">tanh( theta )</text:p>
      <text:p text:style-name="Text_20_body_20_with_20_1st_20_line_20_indent">Common trigonometric functions. (Note: the trig functions operate with angles in radians).</text:p>
      <text:p text:style-name="Text_20_body_20_with_20_1st_20_line_20_indent"/>
      <text:p text:style-name="P10">exp( num )</text:p>
      <text:p text:style-name="Text_20_body_20_with_20_1st_20_line_20_indent">Returns the base-e exponential function of 'num'.</text:p>
      <text:p text:style-name="Text_20_body_20_with_20_1st_20_line_20_indent"/>
      <text:p text:style-name="P10">log( num )</text:p>
      <text:p text:style-name="Text_20_body_20_with_20_1st_20_line_20_indent">Returns the natural logarithm of 'num'.</text:p>
      <text:p text:style-name="Text_20_body_20_with_20_1st_20_line_20_indent"/>
      <text:p text:style-name="P10">log10( num )</text:p>
      <text:p text:style-name="Text_20_body_20_with_20_1st_20_line_20_indent">Returns the base-10 logarithm of 'num'.</text:p>
      <text:p text:style-name="Text_20_body_20_with_20_1st_20_line_20_indent"/>
      <text:p text:style-name="P10">abs( num )</text:p>
      <text:p text:style-name="Text_20_body_20_with_20_1st_20_line_20_indent">Returns the absolute value of 'num'.</text:p>
      <text:p text:style-name="Text_20_body_20_with_20_1st_20_line_20_indent"/>
      <text:p text:style-name="P10">sqrt( num )</text:p>
      <text:p text:style-name="Text_20_body_20_with_20_1st_20_line_20_indent">Returns the square root of 'num'.</text:p>
      <text:p text:style-name="Text_20_body_20_with_20_1st_20_line_20_indent"/>
      <text:p text:style-name="P10">pow( base, exponent )</text:p>
      <text:p text:style-name="Text_20_body_20_with_20_1st_20_line_20_indent">Returns 'base' raised to the power of 'exponent'.</text:p>
      <text:p text:style-name="Text_20_body_20_with_20_1st_20_line_20_indent"/>
      <text:p text:style-name="P10">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10">fmod( numerator, denominator )</text:p>
      <text:p text:style-name="Text_20_body_20_with_20_1st_20_line_20_indent">Returns the floating-point remainder of 'numerator' / 'denominator'.</text:p>
      <text:p text:style-name="Text_20_body_20_with_20_1st_20_line_20_indent"><text:soft-page-break/></text:p>
      <text:p text:style-name="P10">floor( num )</text:p>
      <text:p text:style-name="Text_20_body_20_with_20_1st_20_line_20_indent">Returns the largest integral value that is not greater than 'num'.</text:p>
      <text:p text:style-name="Text_20_body_20_with_20_1st_20_line_20_indent"/>
      <text:p text:style-name="P10">ceil( num )</text:p>
      <text:p text:style-name="Text_20_body_20_with_20_1st_20_line_20_indent">Returns the smallest integral value that is not less than 'num'.</text:p>
      <text:p text:style-name="Text_20_body_20_with_20_1st_20_line_20_indent"/>
      <text:h text:style-name="Heading_20_3" text:outline-level="3">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10">exec( command )</text:p>
      <text:p text:style-name="Text_20_body_20_with_20_1st_20_line_20_indent">Executes a system command and returns the return value from that command.</text:p>
      <text:p text:style-name="Text_20_body_20_with_20_1st_20_line_20_indent"/>
      <text:p text:style-name="P10">getcwd()</text:p>
      <text:p text:style-name="Text_20_body_20_with_20_1st_20_line_20_indent">Returns the current working directory of the process.</text:p>
      <text:p text:style-name="Text_20_body_20_with_20_1st_20_line_20_indent"/>
      <text:p text:style-name="P10">chdir( dir )</text:p>
      <text:p text:style-name="Text_20_body_20_with_20_1st_20_line_20_indent">Changes the current working directory of the process to 'dir'.</text:p>
      <text:p text:style-name="Text_20_body_20_with_20_1st_20_line_20_indent"/>
      <text:p text:style-name="P10">splitpath( path )</text:p>
      <text:p text:style-name="Text_20_body_20_with_20_1st_20_line_20_indent">Returns a vector containing the directory and filename parts of 'path'.</text:p>
      <text:p text:style-name="Text_20_body_20_with_20_1st_20_line_20_indent"/>
      <text:p text:style-name="P10">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
      <text:p text:style-name="P10">getdir( path )</text:p>
      <text:p text:style-name="Text_20_body_20_with_20_1st_20_line_20_indent">Returns the directory (“base path”) part of 'path'.</text:p>
      <text:p text:style-name="Text_20_body_20_with_20_1st_20_line_20_indent"/>
      <text:p text:style-name="P10">getfile( path )</text:p>
      <text:p text:style-name="Text_20_body_20_with_20_1st_20_line_20_indent">Returns the filename part of 'path'.</text:p>
      <text:p text:style-name="Text_20_body_20_with_20_1st_20_line_20_indent"/>
      <text:p text:style-name="P10">getext( path ) </text:p>
      <text:p text:style-name="Text_20_body_20_with_20_1st_20_line_20_indent">Returns the file extension part of 'path'. (Includes the '.').</text:p>
      <text:p text:style-name="Text_20_body_20_with_20_1st_20_line_20_indent"><text:soft-page-break/></text:p>
      <text:p text:style-name="P10">exists( path ) </text:p>
      <text:p text:style-name="Text_20_body_20_with_20_1st_20_line_20_indent">Returns true if the path given by 'path' exists on disk.</text:p>
      <text:p text:style-name="Text_20_body_20_with_20_1st_20_line_20_indent"/>
      <text:p text:style-name="P10">environ()</text:p>
      <text:p text:style-name="Text_20_body_20_with_20_1st_20_line_20_indent">Returns a map containing the system environment variables as name:value pairs.</text:p>
      <text:p text:style-name="Text_20_body_20_with_20_1st_20_line_20_indent"/>
      <text:p text:style-name="P10">getenv( name )</text:p>
      <text:p text:style-name="Text_20_body_20_with_20_1st_20_line_20_indent">Returns the value of the environment variable 'name'.</text:p>
      <text:p text:style-name="Text_20_body_20_with_20_1st_20_line_20_indent"/>
      <text:p text:style-name="P10">argv()</text:p>
      <text:p text:style-name="Text_20_body_20_with_20_1st_20_line_20_indent">Returns a vector containing the parameters that were passed to deva (excluding the deva execution program).</text:p>
      <text:p text:style-name="Text_20_body_20_with_20_1st_20_line_20_indent"/>
      <text:p text:style-name="P10">dirwalk( dir, recurse = true )</text:p>
      <text:p text:style-name="Text_20_body_20_with_20_1st_20_line_20_indent">Returns a vector containing all the files in 'dir'. The 'recurse' flag indicates whether or not sub-directories should be recursively walked as well.</text:p>
      <text:p text:style-name="Text_20_body_20_with_20_1st_20_line_20_indent"/>
      <text:p text:style-name="P10">isdir( path )</text:p>
      <text:p text:style-name="Text_20_body_20_with_20_1st_20_line_20_indent">Returns true if 'path' is a directory, false otherwise.</text:p>
      <text:p text:style-name="Text_20_body_20_with_20_1st_20_line_20_indent"/>
      <text:p text:style-name="P10">isfile( path )</text:p>
      <text:p text:style-name="Text_20_body_20_with_20_1st_20_line_20_indent">Returns true if 'path' is a regular file, false otherwise.</text:p>
      <text:p text:style-name="Text_20_body_20_with_20_1st_20_line_20_indent"/>
      <text:h text:style-name="Heading_20_3" text:outline-level="3">6.8 Built-in module re</text:h>
      <text:p text:style-name="Text_20_body_20_with_20_1st_20_line_20_indent">The 're' module provides extended, Perl-style regular expression functionality. (The syntax for regular expressions follows the Perl 5 model). This modules is built on top of the Boost regex library; using the default behaviors. The documentation for said library may be found at <text:s/><text:a xlink:type="simple" xlink:href="http://www.boost.org/doc/libs/1_36_0/libs/regex/doc/html/index.html">http://www.boost.org/doc/libs/1_36_0/libs/regex/doc/html/index.html</text:a> and provides further details, if needed.</text:p>
      <text:p text:style-name="Text_20_body_20_with_20_1st_20_line_20_indent"/>
      <text:p text:style-name="P10">compile( regex_str )</text:p>
      <text:p text:style-name="Text_20_body_20_with_20_1st_20_line_20_indent">Compiles the regular expression 'regex_str' and returns a regex object.</text:p>
      <text:p text:style-name="Text_20_body_20_with_20_1st_20_line_20_indent"/>
      <text:p text:style-name="P10">match( regex, input )</text:p>
      <text:p text:style-name="Text_20_body_20_with_20_1st_20_line_20_indent">Locate matches of the regex object 'regex' in the input string 'input'. Match differs from 'search' in that match will only find a match when the entire input text matches. If there is no successful match of <text:soft-page-break/>the regular expression, 'match' returns null. If there are successful matches, 'match' returns a vector of the matches, where item 0 is the entire match and the subsequent items are the matches for each individual group in the regular expression. Each item in the vector is a map with items named “start”, “end” and “str”. “str” is the text of the match, “start” the index to the beginning of the match and “end” the index to the end of the match. (Such that the slice 'input[matches.start : matches.end]' yields the same string as “str”). For example, the code:</text:p>
      <text:p text:style-name="P11">regexp = re.compile( "(\w+)\W+(\w+)" );</text:p>
      <text:p text:style-name="P11">matches = re.search( regexp, "@abc def--" );</text:p>
      <text:p text:style-name="P11">print( matches );</text:p>
      <text:p text:style-name="Text_20_body_20_with_20_1st_20_line_20_indent"/>
      <text:p text:style-name="Text_20_body_20_with_20_1st_20_line_20_indent">Produces the output:</text:p>
      <text:p text:style-name="P11">[{end:8, start:1, str:abc def}, {end:4, start:1, str:abc}, {end:8, start:5, str:def}] </text:p>
      <text:p text:style-name="Text_20_body_20_with_20_1st_20_line_20_indent"/>
      <text:p text:style-name="P10">search( regex, input )</text:p>
      <text:p text:style-name="Text_20_body_20_with_20_1st_20_line_20_indent">Locate matches of the regex object 'regex' in the input string 'input'. Search differs from 'match' in that search will find a match anywhere within the text. Format of the matches returned is the same as for 'match'.</text:p>
      <text:p text:style-name="Text_20_body_20_with_20_1st_20_line_20_indent"/>
      <text:p text:style-name="P10">replace( regex, input, format )</text:p>
      <text:p text:style-name="Text_20_body_20_with_20_1st_20_line_20_indent">Returns the string resulting from replacing in the string 'input' using 'format' and the regular expression object 'regex'. Similar to substitute operations in sed or perl. The syntax for the 'format' string is functionally identical to the<text:span text:style-name="T7"> Perl format string rules. </text:span>In addition, during 'replace' operations all non-overlapping occurrences of the regular expression are located and replaced, and sections of the input that did not match the expression, are copied unchanged to the output string. </text:p>
      <text:p text:style-name="Text_20_body_20_with_20_1st_20_line_20_indent"/>
      <text:p text:style-name="P10">delete( regex )</text:p>
      <text:p text:style-name="Text_20_body_20_with_20_1st_20_line_20_indent">Deletes the regex object 'regex' and returns resources to the operating system. <text:span text:style-name="T6">Must</text:span> be called to properly dispose of the regex object.</text:p>
      <text:p text:style-name="Text_20_body_20_with_20_1st_20_line_20_indent"/>
      <text:h text:style-name="P14" text:outline-level="2">7 Sample deva code</text:h>
      <text:h text:style-name="P19" text:outline-level="3">7.1 bubble sort</text:h>
      <text:p text:style-name="P11"/>
      <text:p text:style-name="P11"># bubble sort the vector 'a'</text:p>
      <text:p text:style-name="P11">def bubble_sort( a )</text:p>
      <text:p text:style-name="P11">{</text:p>
      <text:p text:style-name="P11"><text:tab/>len = length( a );</text:p>
      <text:p text:style-name="P11"><text:tab/>swap = true;</text:p>
      <text:p text:style-name="P11"><text:soft-page-break/><text:tab/>while( swap )</text:p>
      <text:p text:style-name="P11"><text:tab/>{</text:p>
      <text:p text:style-name="P11"><text:tab/><text:tab/>swap = false;</text:p>
      <text:p text:style-name="P11"><text:tab/><text:tab/>i = len-1;</text:p>
      <text:p text:style-name="P11"><text:tab/><text:tab/>while( i &gt;= 0 )</text:p>
      <text:p text:style-name="P11"><text:tab/><text:tab/>{</text:p>
      <text:p text:style-name="P11"><text:tab/><text:tab/><text:tab/>j = 1;</text:p>
      <text:p text:style-name="P11"><text:tab/><text:tab/><text:tab/>while( j &lt;= i )</text:p>
      <text:p text:style-name="P11"><text:tab/><text:tab/><text:tab/>{</text:p>
      <text:p text:style-name="P11"><text:tab/><text:tab/><text:tab/><text:tab/>if( a[j-1] &gt; a[j] )</text:p>
      <text:p text:style-name="P11"><text:tab/><text:tab/><text:tab/><text:tab/>{</text:p>
      <text:p text:style-name="P11"><text:tab/><text:tab/><text:tab/><text:tab/><text:tab/>temp = a[j-1];</text:p>
      <text:p text:style-name="P11"><text:tab/><text:tab/><text:tab/><text:tab/><text:tab/>a[j-1] = a[j];</text:p>
      <text:p text:style-name="P11"><text:tab/><text:tab/><text:tab/><text:tab/><text:tab/>a[j] = temp;</text:p>
      <text:p text:style-name="P11"><text:tab/><text:tab/><text:tab/><text:tab/><text:tab/>swap = true;</text:p>
      <text:p text:style-name="P11"><text:tab/><text:tab/><text:tab/><text:tab/>}</text:p>
      <text:p text:style-name="P11"><text:tab/><text:tab/><text:tab/><text:tab/>j = j + 1;</text:p>
      <text:p text:style-name="P11"><text:tab/><text:tab/><text:tab/>}</text:p>
      <text:p text:style-name="P11"><text:tab/><text:tab/><text:tab/>i = i - 1;</text:p>
      <text:p text:style-name="P11"><text:tab/><text:tab/>}</text:p>
      <text:p text:style-name="P11"><text:tab/>}</text:p>
      <text:p text:style-name="P11"><text:tab/>return a;</text:p>
      <text:p text:style-name="P11">}</text:p>
      <text:p text:style-name="P11"/>
      <text:p text:style-name="P11"># given a vector 'l', one could:</text:p>
      <text:p text:style-name="P11"># sort the array</text:p>
      <text:p text:style-name="P11">n = bubble_sort( l );</text:p>
      <text:p text:style-name="P11"># print it</text:p>
      <text:p text:style-name="P11">for( i in l )</text:p>
      <text:p text:style-name="P11">{</text:p>
      <text:p text:style-name="P11"><text:tab/>print( i );</text:p>
      <text:p text:style-name="P11">}</text:p>
      <text:p text:style-name="P11"># one could also print it simply using:</text:p>
      <text:p text:style-name="P11">#print( l );</text:p>
      <text:h text:style-name="Heading_20_3" text:outline-level="3">7.2 default parameters</text:h>
      <text:p text:style-name="fixed"/>
      <text:p text:style-name="fixed"># demonstrate default parameters</text:p>
      <text:p text:style-name="fixed"><text:soft-page-break/>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foo();</text:p>
      <text:h text:style-name="Heading_20_3" text:outline-level="3">7.3 import</text:h>
      <text:p text:style-name="fixed"># module 'foo' (file: foo.dv)</text:p>
      <text:p text:style-name="fixed">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def foofcn()</text:p>
      <text:p text:style-name="fixed">{</text:p>
      <text:p text:style-name="fixed"><text:tab/>print( “foofcn called from module foo” );</text:p>
      <text:p text:style-name="fixed">}</text:p>
      <text:p text:style-name="fixed"># end of module foo</text:p>
      <text:p text:style-name="fixed"/>
      <text:p text:style-name="fixed"># module main (file: main.dv)</text:p>
      <text:p text:style-name="fixed">import foo;<text:tab/># you could also do: 'import bar/foo' if foo.dv was in the bar</text:p>
      <text:p text:style-name="fixed"><text:tab/><text:tab/><text:tab/># directory </text:p>
      <text:p text:style-name="fixed"/>
      <text:p text:style-name="fixed">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foo.foofcn();</text:p>
      <text:p text:style-name="fixed"><text:soft-page-break/>bar();</text:p>
      <text:p text:style-name="fixed"># class from module</text:p>
      <text:p text:style-name="fixed">f = new foo.foocls();</text:p>
      <text:p text:style-name="fixed">f.foomethod();</text:p>
      <text:h text:style-name="Heading_20_3" text:outline-level="3">7.4 eval – running code dynamically</text:h>
      <text:p text:style-name="fixed"># test eval</text:p>
      <text:p text:style-name="fixed">eval( "def foo(){ print( \"foobar\" ); }" );</text:p>
      <text:p text:style-name="fixed">foo();</text:p>
      <text:h text:style-name="Heading_20_3" text:outline-level="3">7.5 Classes, instances, constructors and inheritance</text:h>
      <text:p text:style-name="fixed"/>
      <text:p text:style-name="fixed"># class/inheritance/new test</text:p>
      <text:p text:style-name="fixed">class A</text:p>
      <text:p text:style-name="fixed">{</text:p>
      <text:p text:style-name="fixed"><text:tab/>def init()</text:p>
      <text:p text:style-name="fixed"><text:tab/>{</text:p>
      <text:p text:style-name="fixed"><text:tab/><text:tab/>self.iter = 1;</text:p>
      <text:p text:style-name="fixed"><text:tab/>}</text:p>
      <text:p text:style-name="fixed"><text:tab/>def add_to( n )</text:p>
      <text:p text:style-name="fixed"><text:tab/>{</text:p>
      <text:p text:style-name="fixed"><text:tab/><text:tab/>return n + self.iter;</text:p>
      <text:p text:style-name="fixed"><text:tab/>}</text:p>
      <text:p text:style-name="fixed">}</text:p>
      <text:p text:style-name="fixed">class B</text:p>
      <text:p text:style-name="fixed">{</text:p>
      <text:p text:style-name="fixed"><text:tab/>def init()</text:p>
      <text:p text:style-name="fixed"><text:tab/>{</text:p>
      <text:p text:style-name="fixed"><text:tab/><text:tab/>self.iter = 2;</text:p>
      <text:p text:style-name="fixed"><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tab/><text:tab/>self.name = name;</text:p>
      <text:p text:style-name="fixed"><text:soft-page-break/><text:tab/><text:tab/># will call B's init, as it overrides A's</text:p>
      <text:p text:style-name="fixed"><text:tab/><text:tab/>self.init();</text:p>
      <text:p text:style-name="fixed"><text:tab/>}</text:p>
      <text:p text:style-name="fixed"><text:tab/>def run()</text:p>
      <text:p text:style-name="fixed"><text:tab/>{</text:p>
      <text:p text:style-name="fixed"><text:tab/><text:tab/>print( self.name );</text:p>
      <text:p text:style-name="fixed"><text:tab/><text:tab/># will print '4'</text:p>
      <text:p text:style-name="fixed"><text:tab/><text:tab/>print( self.add_to( 2 ) );</text:p>
      <text:p text:style-name="fixed"><text:tab/>}</text:p>
      <text:p text:style-name="fixed">}</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obj = new C( "rumplestiltskin" );</text:p>
      <text:p text:style-name="fixed">obj.run();</text:p>
      <text:p text:style-name="fixed"/>
      <text:h text:style-name="Heading_20_2" text:outline-level="2">8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15T14:07:11</meta:creation-date>
    <dc:date>2009-12-12T18:17:02</dc:date>
    <meta:editing-duration>PT166H30M14S</meta:editing-duration>
    <meta:editing-cycles>68</meta:editing-cycles>
    <meta:generator>OpenOffice.org/3.0$Linux OpenOffice.org_project/300m15$Build-9379</meta:generator>
    <meta:document-statistic meta:table-count="0" meta:image-count="0" meta:object-count="0" meta:page-count="28" meta:paragraph-count="609" meta:word-count="7320" meta:character-count="42067"/>
    <meta:user-defined meta:name="Info 1"/>
    <meta:user-defined meta:name="Info 2"/>
    <meta:user-defined meta:name="Info 3"/>
    <meta:user-defined meta:name="Info 4"/>
  </office:meta>
</office:document-meta>
</file>